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魏福全 | 2005.12.20 20:18 | </text:span><text:span text:style-name="T2">#</text:span></text:p>
      <text:p text:style-name="P2"><text:span text:style-name="T1">這對我是一大方便,很怕還有人不知道.電腦這玩意兒功能繁多,有時是無緣對面不相逢,有時在幾秒鐘之間就解決了困擾已久的問題.簡體字看懂不難,難在像繁體字那樣入眼即化.</text:span><text:span text:style-name="T3"><text:line-break/></text:span></text:p>
      <text:p text:style-name="P1"><text:span text:style-name="T1">陳真 | 2005.12.20 15:51 | </text:span><text:span text:style-name="T2">#</text:span></text:p>
      <text:p text:style-name="P3"><text:span text:style-name="T1">老兄,你讓我恢復科技自信了!</text:span><text:span text:style-name="T3"><text:line-break/></text:span></text:p>
      <text:p text:style-name="P1"><text:span text:style-name="T1">魏福全 | 2005.12.20 12:31 | </text:span><text:span text:style-name="T2">#</text:span></text:p>
      <text:p text:style-name="P2"><text:span text:style-name="T1">電腦'新'知</text:span><text:span text:style-name="T3"><text:line-break/></text:span><text:span text:style-name="T1">昨天無意間發現WORD可以將簡體字瞬間轉換成繁體字,方法是將網路上的簡體字文章'當漏'到WORD檔,按工具列裡的語言,再按中文轉換進去,就可以簡體轉繁體.</text:span></text:p>
      <text:p text:style-name="P1"><text:span text:style-name="T1">宓章 | 2005.12.07 22:40 | </text:span><text:span text:style-name="T2">#</text:span></text:p>
      <text:p text:style-name="P3"><text:span text:style-name="T1">陳真 平安</text:span><text:span text:style-name="T3"><text:line-break/></text:span><text:span text:style-name="T1">我的文章是在南亞海嘯災難過後再聯合民意論壇發表的關於愛心不只限於捐款的文章...那不重要</text:span><text:span text:style-name="T3"><text:line-break/></text:span><text:span text:style-name="T1">只是覺得很好奇</text:span><text:span text:style-name="T3"><text:line-break/></text:span><text:span text:style-name="T1">不小心闖進了一個這麼美力的地方</text:span><text:span text:style-name="T3"><text:line-break/></text:span><text:span text:style-name="T1">就醬</text:span><text:span text:style-name="T3"><text:line-break/></text:span><text:span text:style-name="T1">掰了</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